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80012" officeooo:paragraph-rsid="00180012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0012" officeooo:paragraph-rsid="0018001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0012" officeooo:paragraph-rsid="00180012" style:font-size-asian="10.5pt" style:font-weight-asian="normal" style:font-size-complex="12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198c52" officeooo:paragraph-rsid="00198c52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80012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80012" officeooo:paragraph-rsid="00180012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officeooo:rsid="00180012" officeooo:paragraph-rsid="00180012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rsid="00183c32" officeooo:paragraph-rsid="00183c32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fo:font-weight="bold" officeooo:rsid="00183c32" officeooo:paragraph-rsid="00198c52" style:font-weight-asian="bold" style:font-weight-complex="bold"/>
    </style:style>
    <style:style style:name="P13" style:family="paragraph" style:parent-style-name="Heading_20_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0012" officeooo:paragraph-rsid="00180012" style:font-size-asian="10.5pt" style:font-weight-asian="bold" style:font-size-complex="12pt" style:font-weight-complex="bold"/>
    </style:style>
    <style:style style:name="T1" style:family="text">
      <style:text-properties officeooo:rsid="00180012"/>
    </style:style>
    <style:style style:name="T2" style:family="text">
      <style:text-properties officeooo:rsid="00198c5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cm" fo:text-indent="-0.635cm" fo:margin-left="1.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 Ansible</text:p>
      <text:p text:style-name="P2"/>
      <text:h text:style-name="P13" text:outline-level="2">Assignment</text:h>
      <text:p text:style-name="Text_20_body">Create an Ansible playbook to rotate ssh keys. Explaination - Replacing the keys you’re currently using with new keys, and removing the ability for old keys to be used to log into your systems.</text:p>
      <text:list xml:id="list606733245037164066" text:style-name="L1">
        <text:list-item>
          <text:p text:style-name="P7">Create a new key </text:p>
        </text:list-item>
      </text:list>
      <text:p text:style-name="P6"><text:tab/><text:span text:style-name="T1"># ssh-keygen -t rsa</text:span></text:p>
      <text:p text:style-name="P6"><text:tab/><text:span text:style-name="T1"># cat id_rsa.pub (copy the public key and paste it into the auhtorized_keys of user)</text:span></text:p>
      <text:list xml:id="list150605524305978" text:continue-numbering="true" text:style-name="L1">
        <text:list-item>
          <text:p text:style-name="P8">Add new key to authorized_keys files on your nodes</text:p>
          <text:p text:style-name="P8"><text:span text:style-name="T1"># go to the nodes and perform following actions</text:span></text:p>
          <text:p text:style-name="P8"><text:span text:style-name="T1"># <text:s/></text:span><text:s/><text:span text:style-name="T1">cd /path to the home directory of user/.ssh</text:span></text:p>
          <text:p text:style-name="P9"># <text:s/>vim authorized_keys (paste the public key here , copied from above step)</text:p>
        </text:list-item>
        <text:list-item>
          <text:p text:style-name="P8">Test new key</text:p>
          <text:p text:style-name="P8"><text:span text:style-name="T1"># ssh username@ipaddress </text:span><text:s/></text:p>
        </text:list-item>
        <text:list-item>
          <text:p text:style-name="P8">Remove previous keys from authorized_keys files on your nodes.</text:p>
        </text:list-item>
      </text:list>
      <text:list xml:id="list4261153111169626069" text:style-name="L2">
        <text:list-item>
          <text:p text:style-name="P10">Added ip of nodes into inventory file and was able to ping the nodes using following command</text:p>
          <text:p text:style-name="P10"># ansible all -m ping</text:p>
          <text:p text:style-name="P10"># ssh-keygen -t rsa </text:p>
          <text:p text:style-name="P11"># Enter file in which to save the key: /root/.ssh/id_rsa1</text:p>
          <text:p text:style-name="P11"># Your public key has been saved in /root/.ssh/id_rsa1.pub</text:p>
          <text:p text:style-name="P11"># written the playbook to rotate the new public keys in the authorized_keys of all nodes.</text:p>
          <text:p text:style-name="P12">Link: <text:span text:style-name="T2">https://github.com/tarungoel1995/assignments/blob/master/ansible/day6/rotatingpublickeys.yml</text:span></text:p>
          <text:p text:style-name="P12">Output: !<text:span text:style-name="T2">[Rotating keys] (https://github.com/tarungoel1995/assignments/blob/master/ansible/day6/rotatingpublickeys.png)</text:span></text:p>
        </text:list-item>
      </text:list>
      <text:list xml:id="list150606230709962" text:continue-list="list150605524305978" text:style-name="L1">
        <text:list-item>
          <text:p text:style-name="P4">again test the connectivity with the new keys. </text:p>
          <text:p text:style-name="P5">Output Link: ![ssh with new keys] (https://github.com/tarungoel1995/assignments/blob/master/ansible/day6/loginwithnewkey.png)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38:36.697748435</meta:creation-date>
    <dc:date>2018-06-18T15:06:04.292002620</dc:date>
    <meta:editing-duration>PT6M44S</meta:editing-duration>
    <meta:editing-cycles>1</meta:editing-cycles>
    <meta:document-statistic meta:table-count="0" meta:image-count="0" meta:object-count="0" meta:page-count="1" meta:paragraph-count="24" meta:word-count="211" meta:character-count="1409" meta:non-whitespace-character-count="1223"/>
    <meta:generator>LibreOffice/5.1.6.2$Linux_X86_64 LibreOffice_project/10m0$Build-2</meta:generator>
  </office:meta>
</office:document-meta>
</file>